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enlo" svg:font-family="Menlo, Monaco, Consolas, 'Courier New', monospace"/>
    <style:font-face style:name="Open Sans" svg:font-family="'Open Sans', sans-serif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1c1c1c" style:font-name="Times New Roman1" fo:font-size="12pt" fo:font-weight="normal" fo:background-color="transparent" style:font-name-asian="Times New Roman1" style:font-name-complex="Times New Roman1"/>
    </style:style>
    <style:style style:name="P2" style:family="paragraph" style:parent-style-name="Standard">
      <style:paragraph-properties fo:line-height="100%" fo:text-align="start" style:justify-single-word="false"/>
      <style:text-properties fo:color="#111111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color="#111111" style:font-name="Calibri" fo:font-size="11pt" style:text-underline-style="none" fo:font-weight="normal" fo:background-color="transparent" style:font-name-asian="Calibri" style:font-weight-asian="normal" style:font-name-complex="Calibri" style:font-weight-complex="normal"/>
    </style:style>
    <style:style style:name="P4" style:family="paragraph" style:parent-style-name="Standard">
      <style:text-properties fo:color="#111111" style:text-underline-style="none" fo:font-weight="normal" style:font-weight-asian="normal" style:font-weight-complex="normal"/>
    </style:style>
    <style:style style:name="P5" style:family="paragraph" style:parent-style-name="Standard">
      <style:text-properties fo:color="#003366"/>
    </style:style>
    <style:style style:name="P6" style:family="paragraph" style:parent-style-name="Standard">
      <style:paragraph-properties fo:line-height="100%" fo:text-align="start" style:justify-single-word="false"/>
      <style:text-properties fo:color="#003366" style:font-name="Times New Roman1" fo:font-size="12pt" style:text-underline-style="solid" style:text-underline-width="auto" style:text-underline-color="font-color" fo:font-weight="bold" fo:background-color="transparent" style:font-name-asian="Times New Roman1" style:font-weight-asian="bold" style:font-name-complex="Times New Roman1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003366" style:font-name="Times New Roman1" fo:font-size="12pt" style:text-underline-style="none" fo:font-weight="normal" fo:background-color="transparent" style:font-name-asian="Times New Roman1" style:font-weight-asian="normal" style:font-name-complex="Times New Roman1" style:font-weight-complex="normal"/>
    </style:style>
    <style:style style:name="P8" style:family="paragraph" style:parent-style-name="Standard">
      <style:text-properties fo:color="#003366" style:text-underline-style="none" fo:font-weight="normal" style:font-weight-asian="normal" style:font-weight-complex="normal"/>
    </style:style>
    <style:style style:name="P9" style:family="paragraph" style:parent-style-name="Standard"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color="#003366"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style:text-underline-style="none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text-properties fo:color="#336699" fo:font-weight="bold" style:font-weight-asian="bold" style:font-weight-complex="bold"/>
    </style:style>
    <style:style style:name="P15" style:family="paragraph" style:parent-style-name="Standard">
      <style:text-properties fo:color="#336699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7" style:family="paragraph" style:parent-style-name="Preformatted_20_Text">
      <style:paragraph-properties fo:line-height="100%" fo:text-align="start" style:justify-single-word="false"/>
      <style:text-properties fo:font-variant="normal" fo:text-transform="none" fo:color="#313131" style:font-name="Menlo" fo:font-size="9pt" fo:letter-spacing="normal" fo:font-style="normal" fo:font-weight="bold" style:font-weight-asian="bold" style:font-weight-complex="bold"/>
    </style:style>
    <style:style style:name="P18" style:family="paragraph" style:parent-style-name="Preformatted_20_Text">
      <style:paragraph-properties fo:line-height="100%" fo:text-align="start" style:justify-single-word="false"/>
      <style:text-properties fo:color="#000000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19" style:family="paragraph" style:parent-style-name="Standard">
      <style:text-properties fo:color="#003366" fo:font-size="16pt" style:font-size-asian="16pt" style:font-size-complex="16pt"/>
    </style:style>
    <style:style style:name="P20" style:family="paragraph" style:parent-style-name="Standard">
      <style:paragraph-properties fo:line-height="100%" fo:text-align="start" style:justify-single-word="false"/>
      <style:text-properties fo:font-variant="normal" fo:text-transform="none" fo:color="#313131" style:font-name="Menlo" fo:font-size="9pt" fo:letter-spacing="normal" fo:font-style="normal" fo:font-weight="bold" style:font-weight-asian="bold" style:font-weight-complex="bold"/>
    </style:style>
    <style:style style:name="T1" style:family="text">
      <style:text-properties fo:color="#003366"/>
    </style:style>
    <style:style style:name="T2" style:family="text">
      <style:text-properties fo:color="#003366" fo:font-size="10pt" style:font-size-asian="10pt" style:font-size-complex="10pt"/>
    </style:style>
    <style:style style:name="T3" style:family="text">
      <style:text-properties fo:color="#003366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3366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color="#003366" fo:font-size="16pt" style:font-size-asian="16pt" style:font-size-complex="16pt"/>
    </style:style>
    <style:style style:name="T7" style:family="text">
      <style:text-properties fo:color="#003366" fo:font-size="15pt" style:font-size-asian="15pt" style:font-size-complex="1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style:font-name="Open Sans" fo:font-size="11.25pt" fo:letter-spacing="0.026cm" fo:font-style="normal" fo:font-weight="normal" fo:background-color="#f7f7f7" style:font-weight-asian="normal" style:font-weight-complex="normal"/>
    </style:style>
    <style:style style:name="T10" style:family="text">
      <style:text-properties fo:font-variant="normal" fo:text-transform="none" fo:color="#313131" style:font-name="Menlo" fo:font-size="9pt" fo:letter-spacing="normal" fo:font-style="normal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336699" fo:font-weight="bold" style:font-weight-asian="bold" style:font-weight-complex="bold"/>
    </style:style>
    <style:style style:name="T14" style:family="text">
      <style:text-properties fo:color="#336699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fo:background-color="transparent" style:font-name-asian="Times New Roman1" style:font-weight-asian="normal" style:font-name-complex="Times New Roman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/text:p>
      <text:p text:style-name="Standard"><text:s text:c="65"/><text:span text:style-name="T5">BASE DATOS </text:span></text:p>
      <text:p text:style-name="P10"><text:s text:c="40"/>Crear base datos proyect<text:span text:style-name="T12">O</text:span></text:p>
      <text:p text:style-name="P5"><text:s text:c="6"/></text:p>
      <text:p text:style-name="Standard"><text:span text:style-name="T1"><text:s text:c="67"/></text:span><text:span text:style-name="T7"><text:s/></text:span><text:span text:style-name="T6">Crear tablas</text:span></text:p>
      <text:p text:style-name="P19"/>
      <text:p text:style-name="Standard"><text:s text:c="43"/></text:p>
      <text:p text:style-name="Standard">CREATE TABLE PRODUCTOS(</text:p>
      <text:p text:style-name="Standard">CODIGO_PRODUCTO <text:s text:c="5"/>TEXT <text:s/>PRIMARY KEY,</text:p>
      <text:p text:style-name="Standard">PRECIO <text:s text:c="31"/>INTEGER <text:s text:c="2"/>NOT NULL <text:s text:c="2"/>CHECK(PRECIO&gt;=0) , <text:s text:c="2"/></text:p>
      <text:p text:style-name="Standard">CANTIDAD <text:s text:c="24"/>INTEGER <text:s text:c="2"/>NOT NULL <text:s text:c="2"/>CHECK(CANTIDAD&gt;=0) , <text:s text:c="28"/></text:p>
      <text:p text:style-name="Standard">FECHA <text:s text:c="32"/>DATE DEFAULT <text:span text:style-name="Emphasis"><text:span text:style-name="T9">CURRENT_DATE</text:span></text:span><text:span text:style-name="T11"> </text:span></text:p>
      <text:p text:style-name="Standard">);</text:p>
      <text:p text:style-name="Standard"/>
      <text:p text:style-name="Standard">CREATE TABLE BORRADO_PRODUCTOS(</text:p>
      <text:p text:style-name="Standard">CODIGO_PRODUCTO <text:s text:c="5"/>TEXT PRIMARY KEY,</text:p>
      <text:p text:style-name="Standard">PRECIO <text:s text:c="31"/>INTEGER <text:s text:c="2"/>NOT NULL <text:s/>, <text:s text:c="28"/></text:p>
      <text:p text:style-name="Standard">FECHA <text:s text:c="32"/>DATE DEFAULT <text:span text:style-name="Emphasis"><text:span text:style-name="T9">CURRENT_DATE</text:span></text:span><text:span text:style-name="T11"> </text:span></text:p>
      <text:p text:style-name="Standard">);</text:p>
      <text:p text:style-name="Standard"/>
      <text:p text:style-name="Standard"/>
      <text:p text:style-name="Standard">CREATE TABLE CLIENTES(</text:p>
      <text:p text:style-name="Standard">DNI <text:s text:c="20"/>TEXT <text:s text:c="2"/>PRIMARY KEY,</text:p>
      <text:p text:style-name="Standard">NOMBRE <text:s text:c="10"/>TEXT NOT NULL,</text:p>
      <text:p text:style-name="Standard">APELLIDOS <text:s text:c="6"/>TEXT NOT NULL,</text:p>
      <text:p text:style-name="Standard">EMAIL <text:s text:c="15"/>TEXT NOT NULL,</text:p>
      <text:p text:style-name="Standard">FECHA <text:s text:c="15"/>DATE DEFAULT <text:span text:style-name="Emphasis"><text:span text:style-name="T9">CURRENT_DATE</text:span></text:span> </text:p>
      <text:p text:style-name="Standard">);</text:p>
      <text:p text:style-name="Standard"/>
      <text:p text:style-name="Standard">CREATE TABLE BORRADO_CLIENTES(</text:p>
      <text:p text:style-name="Standard">DNI <text:s text:c="20"/>TEXT <text:s text:c="2"/>PRIMARY KEY,</text:p>
      <text:p text:style-name="Standard">NOMBRE <text:s text:c="10"/>TEXT,</text:p>
      <text:p text:style-name="Standard">FECHA <text:s text:c="14"/>DATE DEFAULT <text:span text:style-name="Emphasis"><text:span text:style-name="T9">CURRENT_DATE</text:span></text:span><text:span text:style-name="T11"> </text:span></text:p>
      <text:p text:style-name="Standard">);</text:p>
      <text:p text:style-name="Standard"/>
      <text:p text:style-name="Standard">CREATE TABLE <text:s/>VENTAS(</text:p>
      <text:p text:style-name="Standard">DNI <text:s text:c="40"/>TEXT,</text:p>
      <text:p text:style-name="Standard">CODIGO_PRODUCTO <text:s text:c="8"/>TEXT,</text:p>
      <text:p text:style-name="Standard">IMPORTE <text:s text:c="30"/>INTEGER NOT NULL <text:s/>CHECK(IMPORTE&gt;=0) ,</text:p>
      <text:p text:style-name="Standard">FECHA_VENTA <text:s text:c="18"/>DATE <text:s/>DEFAULT CURRENT_DATE, </text:p>
      <text:p text:style-name="Standard"/>
      <text:p text:style-name="Standard"><text:s/>PRIMARY KEY(DNI, CODIGO_PRODUCTO, FECHA_VENTA),</text:p>
      <text:p text:style-name="Standard"/>
      <text:p text:style-name="Standard">FOREIGN KEY(DNI) REFERENCES CLIENTES(DNI) ON DELETE CASCADE,</text:p>
      <text:p text:style-name="Standard"/>
      <text:p text:style-name="Standard">FOREIGN KEY(CODIGO_PRODUCTO) REFERENCES PRODUCTOS ON DELETE CASCADE</text:p>
      <text:p text:style-name="Standard"><text:soft-page-break/>);</text:p>
      <text:p text:style-name="Standard"/>
      <text:p text:style-name="Standard"/>
      <text:p text:style-name="Standard"/>
      <text:p text:style-name="Standard">CREATE TABLE <text:s/>DEVOLUCIONES(</text:p>
      <text:p text:style-name="Standard">DNI <text:s text:c="44"/>TEXT,</text:p>
      <text:p text:style-name="Standard">CODIGO_PRODUCTO <text:s text:c="12"/>TEXT,</text:p>
      <text:p text:style-name="Standard">IMPORTE <text:s text:c="34"/>INTEGER NOT NULL CHECK(IMPORTE&gt;=0),</text:p>
      <text:p text:style-name="Standard">FECHA_VENTA <text:s text:c="23"/>DATE ,</text:p>
      <text:p text:style-name="Standard">ESTADO <text:s text:c="35"/>TEXT DEFAULT 'EN REVISION',</text:p>
      <text:p text:style-name="Standard">FECHA_DEVOLUCION <text:s text:c="9"/>DATE DEFAULT <text:s/>CURRENT_DATE,</text:p>
      <text:p text:style-name="Standard">PRIMARY KEY(DNI, CODIGO_PRODUCTO, FECHA_DEVOLUCION),</text:p>
      <text:p text:style-name="Standard">CONSTRAINT <text:s/>DEV_CK <text:s/>CHECK(ESTADO IN ('EN REVISION', 'CORRECTO')),</text:p>
      <text:p text:style-name="Standard">FOREIGN KEY(DNI) REFERENCES CLIENTES (DNI) ON DELETE CASCADE,</text:p>
      <text:p text:style-name="Standard">FOREIGN KEY(CODIGO_PRODUCTO) REFERENCES PRODUCTOS (CODIGO_PRODUCTO) ON DELETE CASCADE</text:p>
      <text:p text:style-name="Standard">);</text:p>
      <text:p text:style-name="Standard"/>
      <text:p text:style-name="Standard"/>
      <text:p text:style-name="P16"/>
      <text:p text:style-name="P11">DROP TABLE IF EXISTS PERDIDAS;</text:p>
      <text:p text:style-name="Standard">CREATE TABLE PERDIDAS(</text:p>
      <text:p text:style-name="Standard">CODIGO_PRODUCTO <text:s/>TEXT,</text:p>
      <text:p text:style-name="Standard">DNI_CLIENTE <text:s text:c="15"/>TEXT,</text:p>
      <text:p text:style-name="Standard">IMPORTE <text:s text:c="23"/>INTEGER,</text:p>
      <text:p text:style-name="Standard">FECHA <text:s text:c="8"/>DATE DEFAULT <text:s/>CURRENT_DATE,</text:p>
      <text:p text:style-name="Standard"/>
      <text:p text:style-name="Standard">PRIMARY KEY( CODIGO_PRODUCTO, <text:s/>DNI_CLIENTE, FECHA),</text:p>
      <text:p text:style-name="Standard"/>
      <text:p text:style-name="Standard">FOREIGN KEY(CODIGO_PRODUCTO) REFERENCES PRODUCTOS (CODIGO_PRODUCTO) ON DELETE CASCADE,</text:p>
      <text:p text:style-name="Standard">FOREIGN KEY(DNI_CLIENTE) REFERENCES CLIENTES (DNI) ON DELETE CASCADE</text:p>
      <text:p text:style-name="Standard">);</text:p>
      <text:p text:style-name="Standard"/>
      <text:p text:style-name="Standard"/>
      <text:p text:style-name="Standard"><text:s/><text:span text:style-name="T13"><text:s text:c="54"/></text:span><text:span text:style-name="T14">TRIGGERS</text:span></text:p>
      <text:p text:style-name="P14"><text:s/><text:span text:style-name="T15"><text:s text:c="2"/>Este trigger envía a la tabla pérdidas cuando se borra un registro en la tabla devoluciones</text:span>.</text:p>
      <text:p text:style-name="P9"/>
      <text:p text:style-name="P15">DROP TRIGGER IF EXISTS <text:s/>aperdidas; </text:p>
      <text:p text:style-name="P15">CREATE TRIGGER <text:s/>aperdidas BEFORE DELETE ON DEVOLUCIONES</text:p>
      <text:p text:style-name="P15">BEGIN </text:p>
      <text:p text:style-name="P15">INSERT INTO PERDIDAS ( CODIGO_PRODUCTO, <text:s/>DNI_CLIENTE, IMPORTE ) </text:p>
      <text:p text:style-name="P15">VALUES (old.CODIGO_PRODUCTO, old.DNI, <text:s/>old.IMPORTE );</text:p>
      <text:p text:style-name="P15"><text:s/>END; 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>Al <text:s/>hacer una devolución se borra la venta y este trigger <text:s/>lo que hace es insertar esta fila borrada en la tabla DEVOLUCIONES.</text:p>
      <text:p text:style-name="P9"/>
      <text:p text:style-name="P11">DROP TRIGGER IF EXISTS <text:s/>anulaVENTA; </text:p>
      <text:p text:style-name="P11">CREATE TRIGGER anulaVENTA BEFORE DELETE ON VENTAS</text:p>
      <text:p text:style-name="P11">BEGIN </text:p>
      <text:p text:style-name="P11">INSERT INTO DEVOLUCIONES (DNI, CODIGO_PRODUCTO, <text:s/>IMPORTE, ESTADO, FECHA_VENTA, FECHA_DEVOLUCION) </text:p>
      <text:p text:style-name="P11">VALUES (old.DNI, old.CODIGO_PRODUCTO, <text:s/>old.IMPORTE, 'EN REVISION', <text:s/>old.FECHA_VENTA, <text:s text:c="4"/>datetime(’now’));</text:p>
      <text:p text:style-name="P4"><text:s/>END; </text:p>
      <text:p text:style-name="P4">--------------------------------------------FIN----------------------------------</text:p>
      <text:p text:style-name="P4">No implementado----Falta</text:p>
      <text:p text:style-name="P4"/>
      <text:p text:style-name="P5">Los <text:s/>triggers de <text:s/><text:span text:style-name="T8">borradoClinte </text:span>y de <text:span text:style-name="T8">borradoProducto</text:span> se implementan como medida de seguridad </text:p>
      <text:p text:style-name="P5">En el momento en que se borre un cliente o un producto queda registrado por este trigger y salta un </text:p>
      <text:p text:style-name="P5">alert en seguridad.</text:p>
      <text:p text:style-name="Standard"/>
      <text:p text:style-name="P11">DROP TRIGGER IF EXISTS <text:s/>borradoCliente; </text:p>
      <text:p text:style-name="P11">CREATE TRIGGER <text:s/>borradoCliente BEFORE DELETE ON CLIENTES</text:p>
      <text:p text:style-name="P11">BEGIN </text:p>
      <text:p text:style-name="P11">INSERT INTO BORRADO_CLIENTES (DNI, NOMBRE, <text:s/>DIRECCION) </text:p>
      <text:p text:style-name="P11">VALUES (old.DNI, old.NOMBRE, <text:s/>old.DIRECCION );</text:p>
      <text:p text:style-name="P4"><text:s/>END; </text:p>
      <text:p text:style-name="P9"/>
      <text:p text:style-name="P8"/>
      <text:p text:style-name="P11">DROP TRIGGER IF EXISTS <text:s/>borradoProducto; </text:p>
      <text:p text:style-name="P11">CREATE TRIGGER <text:s/>borradoProducto BEFORE DELETE ON PRODUCTOS</text:p>
      <text:p text:style-name="P11">BEGIN </text:p>
      <text:p text:style-name="P11">INSERT INTO BORRADO_PRODUCTOS (DNI, CODIGO_PRODUCTO, <text:s/>IMPORTE, FECHA) </text:p>
      <text:p text:style-name="P11">VALUES (old.DNI, old.CODIGO_PRODUCTO, <text:s/>old.IMPORTE, datetime(’now’) );</text:p>
      <text:p text:style-name="P4"><text:s/>END; </text:p>
      <text:p text:style-name="P9"/>
      <text:p text:style-name="P20"><text:span text:style-name="T10"/></text:p>
      <text:p text:style-name="P20"><text:span text:style-name="T10"/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enlo" svg:font-family="Menlo, Monaco, Consolas, 'Courier New', monospace"/>
    <style:font-face style:name="Open Sans" svg:font-family="'Open Sans', sans-serif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3366" fo:font-size="10pt" style:font-size-asian="10pt" style:font-size-complex="10pt"/>
    </style:style>
    <style:style style:name="MT2" style:family="text">
      <style:text-properties fo:color="#003366"/>
    </style:style>
    <style:style style:name="MT3" style:family="text">
      <style:text-properties fo:color="#003366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 text:c="54"/><text:span text:style-name="MT1">Proyecto final</text:span><text:span text:style-name="MT2"> :</text:span><text:span text:style-name="MT3">TIENDA DE ROSA</text:span></text:p>
      </style:header>
      <style:footer>
        <text:p text:style-name="Footer"><text:s text:c="61"/><text:span text:style-name="MT2">Rosa Santos Martín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rosa</meta:initial-creator>
    <meta:creation-date>2017-06-01T18:07:24.44</meta:creation-date>
    <dc:date>2018-06-19T23:39:07.61</dc:date>
    <meta:editing-duration>PT20H11M25S</meta:editing-duration>
    <meta:editing-cycles>27</meta:editing-cycles>
    <meta:generator>OpenOffice/4.1.4$Win32 OpenOffice.org_project/414m5$Build-9788</meta:generator>
    <meta:document-statistic meta:table-count="0" meta:image-count="0" meta:object-count="0" meta:page-count="4" meta:paragraph-count="94" meta:word-count="414" meta:character-count="4367"/>
  </office:meta>
</office:document-meta>
</file>